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ce181e" style:text-underline-style="solid" style:text-underline-width="auto" style:text-underline-color="font-color" officeooo:rsid="000c0bca" officeooo:paragraph-rsid="000c0bca"/>
    </style:style>
    <style:style style:name="P2" style:family="paragraph" style:parent-style-name="Standard">
      <style:paragraph-properties fo:text-align="justify" style:justify-single-word="false"/>
      <style:text-properties fo:color="#ce181e" style:text-underline-style="none" officeooo:rsid="000c0bca" officeooo:paragraph-rsid="000c0bca"/>
    </style:style>
    <style:style style:name="P3" style:family="paragraph" style:parent-style-name="Standard">
      <style:paragraph-properties fo:text-align="justify" style:justify-single-word="false"/>
      <style:text-properties fo:color="#000000" style:text-underline-style="solid" style:text-underline-width="auto" style:text-underline-color="font-color" officeooo:rsid="000c0bca" officeooo:paragraph-rsid="000c0bca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0da2b9"/>
    </style:style>
    <style:style style:name="T3" style:family="text">
      <style:text-properties style:text-underline-style="none" officeooo:rsid="0010f6e3"/>
    </style:style>
    <style:style style:name="T4" style:family="text">
      <style:text-properties style:text-underline-style="none" officeooo:rsid="0011d099"/>
    </style:style>
    <style:style style:name="T5" style:family="text">
      <style:text-properties style:text-underline-style="none" officeooo:rsid="0011f17f"/>
    </style:style>
    <style:style style:name="T6" style:family="text">
      <style:text-properties style:text-underline-style="none" officeooo:rsid="0013ca14"/>
    </style:style>
    <style:style style:name="T7" style:family="text">
      <style:text-properties style:text-underline-style="none" officeooo:rsid="00159bfc"/>
    </style:style>
    <style:style style:name="T8" style:family="text">
      <style:text-properties style:text-underline-style="none" officeooo:rsid="001a9280"/>
    </style:style>
    <style:style style:name="T9" style:family="text">
      <style:text-properties style:text-underline-style="none" officeooo:rsid="001b162d"/>
    </style:style>
    <style:style style:name="T10" style:family="text">
      <style:text-properties style:text-underline-style="none" officeooo:rsid="001b6cda"/>
    </style:style>
    <style:style style:name="T11" style:family="text">
      <style:text-properties style:text-underline-style="none" officeooo:rsid="001de754"/>
    </style:style>
    <style:style style:name="T12" style:family="text">
      <style:text-properties style:text-underline-style="none" officeooo:rsid="001fbaf6"/>
    </style:style>
    <style:style style:name="T13" style:family="text">
      <style:text-properties style:text-underline-style="none" officeooo:rsid="00227a0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jet Hexagogic</text:p>
      <text:p text:style-name="P2"/>
      <text:p text:style-name="P3">Cahier des charges :</text:p>
      <text:p text:style-name="P3"><text:span text:style-name="T1"/></text:p>
      <text:p text:style-name="P3"><text:span text:style-name="T1"><text:tab/></text:span><text:span text:style-name="T2">Ceci est le cahier des charges du projet de jeu vidéo Hexagogic à réaliser dans le cadre du projet tutoré de seconde année d’IUT informatique.</text:span></text:p>
      <text:p text:style-name="P3"><text:span text:style-name="T2"/></text:p>
      <text:p text:style-name="P3"><text:span text:style-name="T2"><text:tab/></text:span><text:span text:style-name="T3">Il s’agit d’un jeu de logique comportant plusieurs niveaux. </text:span><text:span text:style-name="T4">A chaque niveau </text:span><text:span text:style-name="T5">le jeu impose au joueur une valeur initiale et une valeur finale toute deux à des postions différentes dans une grille constituée d’hexagones. Le joueur dispose de plusieurs « tuiles » de formes hexagonales </text:span><text:span text:style-name="T7">pouvant permettre l’affichage d’une valeur à un moment donné ou</text:span><text:span text:style-name="T5"> représentants des opérations </text:span><text:span text:style-name="T6">de logique élémentaires tel que AND, OR ou NAND </text:span><text:span text:style-name="T7">ayant chacune plusieurs entrées et </text:span><text:span text:style-name="T8">p</text:span><text:span text:style-name="T7">lusieurs sorties</text:span><text:span text:style-name="T6">. <text:tab/></text:span><text:span text:style-name="T7">L’objectif du joueur est de positionner les différentes tuiles sur la grille pour constituer un circuit permettant de transformer la valeur initiale imposée en la valeur finale.</text:span></text:p>
      <text:p text:style-name="P3"><text:span text:style-name="T7"/></text:p>
      <text:p text:style-name="P3"><text:span text:style-name="T7"><text:tab/></text:span><text:span text:style-name="T9">Pour réaliser ce projet </text:span><text:span text:style-name="T13">nous devons utiliser le langage</text:span><text:span text:style-name="T9"> java </text:span><text:span text:style-name="T13">ainsi que le langage</text:span><text:span text:style-name="T10"> </text:span><text:span text:style-name="T13">d</text:span><text:span text:style-name="T10">’interface javafx, permettant ainsi des opérations que l’interface swing ne permet pas.</text:span></text:p>
      <text:p text:style-name="P3"><text:span text:style-name="T10"/></text:p>
      <text:p text:style-name="P3"><text:span text:style-name="T10"><text:tab/></text:span><text:span text:style-name="T11">Des livrable seront régulièrement demandés par le client et le projet doit être terminé avant </text:span><text:span text:style-name="T12">le début des stages en milieu professionnel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24T13:23:07.972924616</meta:creation-date>
    <meta:generator>LibreOffice/6.1.5.2$Linux_X86_64 LibreOffice_project/10$Build-2</meta:generator>
    <dc:date>2021-10-24T13:54:20.511346421</dc:date>
    <meta:editing-duration>PT31M12S</meta:editing-duration>
    <meta:editing-cycles>16</meta:editing-cycles>
    <meta:document-statistic meta:table-count="0" meta:image-count="0" meta:object-count="0" meta:page-count="1" meta:paragraph-count="6" meta:word-count="181" meta:character-count="1146" meta:non-whitespace-character-count="966"/>
  </office:meta>
</office:document-meta>
</file>